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3893" officeooo:paragraph-rsid="000d3893"/>
    </style:style>
    <style:style style:name="P2" style:family="paragraph" style:parent-style-name="Standard">
      <style:paragraph-properties fo:text-align="start" style:justify-single-word="false"/>
      <style:text-properties officeooo:rsid="000d3893" officeooo:paragraph-rsid="000d3893"/>
    </style:style>
    <style:style style:name="P3" style:family="paragraph" style:parent-style-name="Standard">
      <style:text-properties officeooo:rsid="000ef733" officeooo:paragraph-rsid="000ef733"/>
    </style:style>
    <style:style style:name="P4" style:family="paragraph" style:parent-style-name="Standard">
      <style:text-properties officeooo:paragraph-rsid="000ef733"/>
    </style:style>
    <style:style style:name="P5" style:family="paragraph" style:parent-style-name="Standard">
      <style:text-properties officeooo:rsid="0010c23b" officeooo:paragraph-rsid="0010c23b"/>
    </style:style>
    <style:style style:name="P6" style:family="paragraph" style:parent-style-name="Standard">
      <style:text-properties officeooo:paragraph-rsid="0010c23b"/>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text-properties style:font-name="Liberation Sans" fo:font-size="12pt" officeooo:rsid="000ef733" officeooo:paragraph-rsid="000ef733" style:font-size-asian="12pt" style:font-size-complex="12pt"/>
    </style:style>
    <style:style style:name="P9" style:family="paragraph" style:parent-style-name="Standard">
      <style:text-properties officeooo:rsid="00124d39" officeooo:paragraph-rsid="00124d39"/>
    </style:style>
    <style:style style:name="P10" style:family="paragraph" style:parent-style-name="Standard">
      <style:text-properties officeooo:rsid="000d3893" officeooo:paragraph-rsid="000d3893"/>
    </style:style>
    <style:style style:name="P11" style:family="paragraph" style:parent-style-name="Standard">
      <style:text-properties officeooo:rsid="00143795" officeooo:paragraph-rsid="00143795"/>
    </style:style>
    <style:style style:name="T1" style:family="text">
      <style:text-properties officeooo:rsid="000ef733"/>
    </style:style>
    <style:style style:name="T2" style:family="text">
      <style:text-properties officeooo:rsid="0010c23b"/>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10c23b" style:font-size-asian="12pt" style:font-size-complex="12pt"/>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fo:font-weight="bold" officeooo:rsid="0010c23b"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weight="bold" officeooo:rsid="0010c23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Chen</text:p>
      <text:p text:style-name="P1">sc4900</text:p>
      <text:p text:style-name="P11">N10013388</text:p>
      <text:p text:style-name="P1">Homework 4A</text:p>
      <text:p text:style-name="P1"/>
      <text:p text:style-name="P1">1) O(n)</text:p>
      <text:p text:style-name="P1"/>
      <text:p text:style-name="P1">2)O(n)</text:p>
      <text:p text:style-name="P1"/>
      <text:p text:style-name="P1">3) The erase will invalidate all iterators that come after that iterator in place, inclusive. The iterators that are before the erase iterator are still valid.</text:p>
      <text:p text:style-name="P1">e.g. </text:p>
      <text:p text:style-name="P1"><text:tab/>eraseItr </text:p>
      <text:p text:style-name="P2"><text:tab/>valid <text:s/>: [begin,eraseItr)</text:p>
      <text:p text:style-name="P2"><text:tab/>invalid : [eraseItr, end)</text:p>
      <text:p text:style-name="P1"/>
      <text:p text:style-name="P1">4)<text:span text:style-name="T1">No, it will contain a garbage value, whatever was in memory there before. In some compilers, they will zero out the vector when it is initialized. The iterator does not contain the value that is stored in c[0]. It contains the address of the object it was before. If it changes, the iterator's value won't change, unless it's changed through the iterator.</text:span></text:p>
      <text:p text:style-name="P1"/>
      <text:p text:style-name="P3">5)It will convert the 110 to vector(110), making it equal to a vector with a size of 110 + the SPARE_CAPACITY, which is 2. The cout will return 112.</text:p>
      <text:p text:style-name="P3"/>
      <text:p text:style-name="P3">6)</text:p>
      <text:p text:style-name="P3"><text:tab/>a)copy(<text:span text:style-name="T7">A.begin(),A.begin()+</text:span><text:span text:style-name="T8">6</text:span><text:span text:style-name="T7">,D.begin()</text:span>);</text:p>
      <text:p text:style-name="P3"/>
      <text:p text:style-name="P3"><text:tab/>b)cout &lt;&lt; count(<text:span text:style-name="T7">B.begin(),B.end()</text:span>,1);</text:p>
      <text:p text:style-name="P4"/>
      <text:p text:style-name="P4"><text:span text:style-name="T1"><text:tab/>c)</text:span>cout &lt;&lt; count_if(<text:span text:style-name="T7">B.begin( ), </text:span><text:span text:style-name="T8">B.end()</text:span>, bind1st(not_equal_to&lt;int&gt;( ), 1));</text:p>
      <text:p text:style-name="P3"/>
      <text:p text:style-name="P6"><text:span text:style-name="T2"><text:tab/>d)</text:span><text:span text:style-name="T3">vector&lt;int&gt;::iterator vecItr;</text:span></text:p>
      <text:p text:style-name="P7"><text:tab/> <text:s text:c="2"/>vecItr = find(<text:span text:style-name="T8">A.begin()</text:span>, <text:span text:style-name="T8">A.end()</text:span>, 5);</text:p>
      <text:p text:style-name="P7"><text:tab/> <text:s text:c="8"/>// returns an iterator to 5 in vector A</text:p>
      <text:p text:style-name="P7"><text:s text:c="14"/><text:span text:style-name="T2">if </text:span>(vecItr != A.end( ))</text:p>
      <text:p text:style-name="P7"><text:tab/><text:tab/>cout &lt;&lt; <text:span text:style-name="T7">*</text:span><text:span text:style-name="T8">vecItr</text:span>;</text:p>
      <text:p text:style-name="P7"><text:tab/><text:tab/>// prints out the value pointed to by vecItr</text:p>
      <text:p text:style-name="P5"/>
      <text:p text:style-name="P4"><text:span text:style-name="T1"><text:tab/>e)</text:span><text:span text:style-name="T3">vecItr = find_if(</text:span><text:span text:style-name="T6">C.begin(),</text:span><text:span text:style-name="T5"> </text:span><text:span text:style-name="T6">C.end()</text:span><text:span text:style-name="T3">,bind2nd(greater&lt;int&gt;(), 2));</text:span></text:p>
      <text:p text:style-name="P7"><text:tab/> <text:s text:c="2"/>// returns an iterator to 3 in C</text:p>
      <text:p text:style-name="P7"><text:tab/> <text:s text:c="2"/>if (vecItr != C.end( ))</text:p>
      <text:p text:style-name="P7"><text:tab/><text:tab/>cout &lt;&lt; <text:span text:style-name="T7">*</text:span><text:span text:style-name="T8">vecItr</text:span>;</text:p>
      <text:p text:style-name="P7"><text:tab/><text:tab/>// prints out the value pointed to by vecItr</text:p>
      <text:p text:style-name="P7"/>
      <text:p text:style-name="Standard"><text:span text:style-name="T3"><text:tab/></text:span><text:span text:style-name="T4">f)</text:span>reverse(<text:span text:style-name="T2">C.begin()</text:span>, <text:span text:style-name="T2">C.end()</text:span>);</text:p>
      <text:p text:style-name="Standard"/>
      <text:p text:style-name="Standard"><text:tab/><text:span text:style-name="T2">g)</text:span>sort(B.begin( ), <text:span text:style-name="T2">B.end()</text:span>);</text:p>
      <text:p text:style-name="Standard"/>
      <text:p text:style-name="P9"><text:tab/>h)mismatch(A.begin(), A.end(), C.begin(), equal_to&lt;int&gt;())</text:p>
      <text:p text:style-name="P9"><text:soft-page-break/><text:tab/> <text:s text:c="2"/>//returns a pair of int that tells the mismatched pairs in vector A and vector B. The equal_to functor is used to compare the two vectors or objects in general.</text:p>
      <text:p text:style-name="Standard"><text:tab/> <text:s text:c="2"/><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3:49:17.900511597</meta:creation-date>
    <dc:date>2016-10-08T15:05:10.279239481</dc:date>
    <meta:editing-duration>PT15M16S</meta:editing-duration>
    <meta:editing-cycles>2</meta:editing-cycles>
    <meta:generator>LibreOffice/4.2.8.2$Linux_X86_64 LibreOffice_project/420m0$Build-2</meta:generator>
    <meta:document-statistic meta:table-count="0" meta:image-count="0" meta:object-count="0" meta:page-count="2" meta:paragraph-count="33" meta:word-count="250" meta:character-count="1641" meta:non-whitespace-character-count="1356"/>
  </office:meta>
</office:document-meta>
</file>